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6000000DDE7AFB24F.png"/>
  <manifest:file-entry manifest:media-type="image/png" manifest:full-path="Pictures/1000000000000194000001C46D2144CC.png"/>
  <manifest:file-entry manifest:media-type="image/png" manifest:full-path="Pictures/100000000000009C000000DDFEBAAE30.png"/>
  <manifest:file-entry manifest:media-type="image/png" manifest:full-path="Pictures/100000000000019B000001A49E6613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799cm" svg:y="0.159cm" svg:width="3.969cm" svg:height="5.847cm" draw:z-index="0"><draw:image xlink:href="Pictures/1000000000000096000000DDE7AFB24F.png" xlink:type="simple" xlink:show="embed" xlink:actuate="onLoad"/></draw:frame><draw:frame draw:style-name="fr1" draw:name="graphics2" text:anchor-type="paragraph" svg:x="0.667cm" svg:y="6.641cm" svg:width="4.128cm" svg:height="5.847cm" draw:z-index="1"><draw:image xlink:href="Pictures/100000000000009C000000DDFEBAAE30.png" xlink:type="simple" xlink:show="embed" xlink:actuate="onLoad"/></draw:frame><draw:frame draw:style-name="fr1" draw:name="graphics3" text:anchor-type="paragraph" svg:x="5.639cm" svg:y="0.291cm" svg:width="10.874cm" svg:height="11.113cm" draw:z-index="2"><draw:image xlink:href="Pictures/100000000000019B000001A49E661309.png" xlink:type="simple" xlink:show="embed" xlink:actuate="onLoad"/></draw:frame><draw:frame draw:style-name="fr1" draw:name="graphics4" text:anchor-type="paragraph" svg:x="5.614cm" svg:y="11.947cm" svg:width="10.567cm" svg:height="12.861cm" draw:z-index="3"><draw:image xlink:href="Pictures/1000000000000194000001C46D2144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5S</meta:editing-duration>
    <meta:editing-cycles>4</meta:editing-cycles>
    <meta:generator>OpenOffice/4.1.7$Win32 OpenOffice.org_project/417m1$Build-9800</meta:generator>
    <dc:date>2021-03-12T15:14:04.55</dc:date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